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060b" officeooo:paragraph-rsid="001a060b" style:font-size-asian="16pt" style:font-size-complex="16pt"/>
    </style:style>
    <style:style style:name="P2" style:family="paragraph" style:parent-style-name="Standard">
      <style:text-properties fo:font-size="16pt" fo:font-weight="bold" officeooo:rsid="001a060b" officeooo:paragraph-rsid="001a060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Объект1" text:anchor-type="as-char" svg:y="-0.377cm" svg:width="1.6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Объект2" text:anchor-type="as-char" svg:y="-0.377cm" svg:width="3.186cm" svg:height="0.4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"><draw:frame draw:style-name="fr1" draw:name="Объект3" text:anchor-type="as-char" svg:y="-0.377cm" svg:width="1.9cm" svg:height="0.53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"><draw:frame draw:style-name="fr1" draw:name="Объект4" text:anchor-type="as-char" svg:y="-0.386cm" svg:width="1.843cm" svg:height="0.5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"><draw:frame draw:style-name="fr1" draw:name="Объект5" text:anchor-type="as-char" svg:y="-0.377cm" svg:width="3.999cm" svg:height="0.4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><draw:frame draw:style-name="fr1" draw:name="Объект6" text:anchor-type="as-char" svg:y="-0.377cm" svg:width="4.433cm" svg:height="0.53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06:13:22.216793289</meta:creation-date>
    <dc:date>2016-05-11T06:25:53.485527819</dc:date>
    <meta:editing-duration>PT12M32S</meta:editing-duration>
    <meta:editing-cycles>1</meta:editing-cycles>
    <meta:document-statistic meta:table-count="0" meta:image-count="0" meta:object-count="6" meta:page-count="1" meta:paragraph-count="6" meta:word-count="0" meta:character-count="0" meta:non-whitespace-character-count="0"/>
    <meta:generator>LibreOffice/5.1.2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S</mi>
      <mo stretchy="false">⇒</mo>
      <msub>
        <mi>S</mi>
        <mn>1</mn>
      </msub>
      <mi>A</mi>
    </mrow>
    <annotation encoding="StarMath 5.0">S drarrow  S_{1} A</annotation>
  </semantics>
</math>
</file>

<file path=Object 2/content.xml><?xml version="1.0" encoding="utf-8"?>
<math xmlns="http://www.w3.org/1998/Math/MathML" display="block">
  <semantics>
    <mrow>
      <mi>A</mi>
      <mo stretchy="false">⇒</mo>
      <mtext>LEX_OR</mtext>
      <mrow>
        <mi>S</mi>
        <mo stretchy="false">∣</mo>
        <mi mathvariant="normal">ϵ</mi>
      </mrow>
    </mrow>
    <annotation encoding="StarMath 5.0">A drarrow  "LEX_OR"S divides  %epsilon
</annotation>
  </semantics>
</math>
</file>

<file path=Object 3/content.xml><?xml version="1.0" encoding="utf-8"?>
<math xmlns="http://www.w3.org/1998/Math/MathML" display="block">
  <semantics>
    <mrow>
      <msub>
        <mi>S</mi>
        <mn>1</mn>
      </msub>
      <mo stretchy="false">⇒</mo>
      <mi mathvariant="italic">FOK</mi>
    </mrow>
    <annotation encoding="StarMath 5.0"> S_{1} drarrow  FOK
</annotation>
  </semantics>
</math>
</file>

<file path=Object 4/content.xml><?xml version="1.0" encoding="utf-8"?>
<math xmlns="http://www.w3.org/1998/Math/MathML" display="block">
  <semantics>
    <mrow>
      <mi>F</mi>
      <mo stretchy="false">⇒</mo>
      <mrow>
        <mrow>
          <mo fence="true" stretchy="false">(</mo>
          <mrow>
            <mi>S</mi>
          </mrow>
          <mo fence="true" stretchy="false">)</mo>
        </mrow>
        <mo stretchy="false">∣</mo>
        <mi>T</mi>
      </mrow>
    </mrow>
    <annotation encoding="StarMath 5.0">F drarrow   (S)  divides T
</annotation>
  </semantics>
</math>
</file>

<file path=Object 5/content.xml><?xml version="1.0" encoding="utf-8"?>
<math xmlns="http://www.w3.org/1998/Math/MathML" display="block">
  <semantics>
    <mrow>
      <mi>O</mi>
      <mo stretchy="false">⇒</mo>
      <mtext>*</mtext>
      <mrow>
        <mi>O</mi>
        <mo stretchy="false">∣</mo>
        <mtext>+?</mtext>
      </mrow>
      <mrow>
        <mi>O</mi>
        <mo stretchy="false">∣</mo>
        <mtext>{,m}</mtext>
      </mrow>
      <mrow>
        <mi>O</mi>
        <mo stretchy="false">∣</mo>
        <mi mathvariant="normal">ϵ</mi>
      </mrow>
    </mrow>
    <annotation encoding="StarMath 5.0">O drarrow   "*"O  divides "+?"O divides "{,m}"O divides %epsilon</annotation>
  </semantics>
</math>
</file>

<file path=Object 6/content.xml><?xml version="1.0" encoding="utf-8"?>
<math xmlns="http://www.w3.org/1998/Math/MathML" display="block">
  <semantics>
    <mrow>
      <mi>K</mi>
      <mo stretchy="false">⇒</mo>
      <mtext>LEX_CONCAT</mtext>
      <mrow>
        <msub>
          <mi>S</mi>
          <mn>1</mn>
        </msub>
        <mo stretchy="false">∣</mo>
        <mi mathvariant="normal">ϵ</mi>
      </mrow>
    </mrow>
    <annotation encoding="StarMath 5.0">K drarrow  "LEX_CONCAT" S_{1} divides  %epsilon</annotation>
  </semantics>
</math>
</file>